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mmaryReport.Summary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ummaryReport.add(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ummaryReport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maryReport.testFun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mmaryReport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mmaryReport.actionPerformed( ActionEvent e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ummaryRepor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